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0000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6600"/>
    </style:style>
  </office:automatic-styles>
  <office:body>
    <office:spreadsheet>
      <table:table table:name="t_empleado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3" office:value-type="string">
            <text:p>cod_sede</text:p>
          </table:table-cell>
          <table:table-cell office:value-type="string">
            <text:p>cod_departamente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a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i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dro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t_sede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Se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alenci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drid</text:p>
          </table:table-cell>
        </table:table-row>
      </table:table>
      <table:table table:name="t_departamento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departamentos</text:p>
          </table:table-cell>
          <table:table-cell table:style-name="ce4" office:value-type="string">
            <text:p>cod_empleado</text:p>
          </table:table-cell>
        </table:table-row>
        <table:table-row table:style-name="ro1">
          <table:table-cell office:value-type="string">
            <text:p>DR</text:p>
          </table:table-cell>
          <table:table-cell office:value-type="string">
            <text:p>Direcc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Market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string">
            <text:p>Finanzas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4">04/07/2025</text:date>, <text:time>12:1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8M51S</meta:editing-duration>
    <meta:editing-cycles>3</meta:editing-cycles>
    <meta:generator>OpenOffice/4.1.15$Win32 OpenOffice.org_project/4115m2$Build-9813</meta:generator>
    <dc:date>2025-07-04T12:13:10.64</dc:date>
    <dc:creator>Juan Lorenzo Corral Moreno</dc:creator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